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8043in" svg:height="8.2197in" svg:x="4.3925in" svg:y="0.2197in">
            <draw:object draw:notify-on-update-of-ranges="Sheet1.A2:Sheet1.A40 Sheet1.B2:Sheet1.B40 Sheet1.C2:Sheet1.C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1678" calcext:value-type="float">
            <text:p>1678</text:p>
          </table:table-cell>
          <table:table-cell office:value-type="float" office:value="2369" calcext:value-type="float">
            <text:p>2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945" calcext:value-type="float">
            <text:p>945</text:p>
          </table:table-cell>
          <table:table-cell office:value-type="float" office:value="1414" calcext:value-type="float">
            <text:p>1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74" calcext:value-type="float">
            <text:p>474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string" calcext:value-type="string">
            <text:p>reddit</text:p>
          </table:table-cell>
          <table:table-cell office:value-type="float" office:value="1678" calcext:value-type="float">
            <text:p>1678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411" calcext:value-type="float">
            <text:p>411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google</text:p>
          </table:table-cell>
          <table:table-cell office:value-type="float" office:value="41" calcext:value-type="float">
            <text:p>4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261" calcext:value-type="float">
            <text:p>261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string" calcext:value-type="string">
            <text:p>wikipedia</text:p>
          </table:table-cell>
          <table:table-cell office:value-type="float" office:value="945" calcext:value-type="float">
            <text:p>94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169" calcext:value-type="float">
            <text:p>169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github</text:p>
          </table:table-cell>
          <table:table-cell office:value-type="float" office:value="97" calcext:value-type="float">
            <text:p>9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xkcd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youtube</text:p>
          </table:table-cell>
          <table:table-cell office:value-type="float" office:value="261" calcext:value-type="float">
            <text:p>26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34" calcext:value-type="float">
            <text:p>134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97" calcext:value-type="float">
            <text:p>97</text:p>
          </table:table-cell>
          <table:table-cell office:value-type="float" office:value="1367" calcext:value-type="float">
            <text:p>1367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float" office:value="411" calcext:value-type="float">
            <text:p>41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inventwithpython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imgur</text:p>
          </table:table-cell>
          <table:table-cell office:value-type="float" office:value="474" calcext:value-type="float">
            <text:p>47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learnpythonthehardway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53" calcext:value-type="float">
            <text:p>53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xplainxkcd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office:value-type="float" office:value="53" calcext:value-type="float">
            <text:p>5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134" calcext:value-type="float">
            <text:p>13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6" calcext:value-type="float">
            <text:p>46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stackoverflow</text:p>
          </table:table-cell>
          <table:table-cell office:value-type="float" office:value="169" calcext:value-type="float">
            <text:p>16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xkcdref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41" calcext:value-type="float">
            <text:p>41</text:p>
          </table:table-cell>
          <table:table-cell office:value-type="float" office:value="2102" calcext:value-type="float">
            <text:p>2102</text:p>
          </table:table-cell>
          <table:table-cell table:number-columns-repeated="2"/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-scm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euler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codethehardway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b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8" calcext:value-type="float">
            <text:p>28</text:p>
          </table:table-cell>
          <table:table-cell office:value-type="float" office:value="5099" calcext:value-type="float">
            <text:p>5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-central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odinproject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ch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bat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bydoing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mblr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lonsoftwar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9" calcext:value-type="float">
            <text:p>19</text:p>
          </table:table-cell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tbrains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ombat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rcism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vig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lframalph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etup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anacademy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obe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softvirtualacadem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teapres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5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game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newboston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v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treehouse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y3d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amincod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preference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oquentjavascrip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3" calcext:value-type="float">
            <text:p>13</text:p>
          </table:table-cell>
          <table:table-cell office:value-type="float" office:value="11106" calcext:value-type="float">
            <text:p>11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on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-motherfu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2" calcext:value-type="float">
            <text:p>12</text:p>
          </table:table-cell>
          <table:table-cell office:value-type="float" office:value="1733" calcext:value-type="float">
            <text:p>1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ra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-doc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media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ustrup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wars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ning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-ebook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u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enhancementsuit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ralsight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io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e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ali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limete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tetheboringstuf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book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ttacod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dog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dp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jinjoseph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codecamp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activepyth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gtfy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d2tet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gel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inessinsider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programmingpattern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comman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stechnic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waterlo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avenger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gpro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treeap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-adventu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mak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starch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-v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praxi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graham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dictionar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nder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r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ch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zo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d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thedoc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scienceforeveryon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spo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pirateb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s-trick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neem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c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gramm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er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togeek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scriptissex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eku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s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youahaskel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llyrocke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hyoung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ebl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edtec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c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ch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rank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cod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3fool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sdoo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e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lscast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ylo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j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xinyminut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pounc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ersmotivati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developersl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ho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lipper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dumd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dgu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fxi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bootstr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mil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nic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dawha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koa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ampowe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comea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rbas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4" calcext:value-type="float">
            <text:p>4</text:p>
          </table:table-cell>
          <table:table-cell office:value-type="float" office:value="3298" calcext:value-type="float">
            <text:p>3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ckstarter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ombinat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ber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tbyt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studi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-expressio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desk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at-sheet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nchcod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a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e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acade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reacto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doc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cura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m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p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c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ex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thewir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j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epoi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stapa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sh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codeplay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getflu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ymoi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canidoformozil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shd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b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tunn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shar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5rock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p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-the-ultim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immers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szengard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ri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nniferdewal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excuseli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chemthegam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-the-index-luk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q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3tech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dsh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worl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princip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not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-lab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week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g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scal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oschue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firstlab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used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yo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harpcour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float" office:value="9121" calcext:value-type="float">
            <text:p>9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float" office:value="1519" calcext:value-type="float">
            <text:p>1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ing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v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j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hack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ongif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onica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v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da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ckmem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oo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invento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devel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eintopython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edd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uni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tma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dread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stree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boo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t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fyca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l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by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gamonkey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llba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sami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ekmindfitne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lmon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ndbo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des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fap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rubythehardw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ant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somethingaweso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i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ofhon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wor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a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computingforevery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w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usercont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servercen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republi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how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fact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fp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ing-algorith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bookprojec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do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re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lche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li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read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rgam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erfoundr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x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platf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zo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derge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shingmagazi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iou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-projec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bc-comic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inejud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netperl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saboo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doj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piewa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ment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rsonc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xsr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vaniz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rydrea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nci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ax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gowithdjang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eintopyth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ofspectr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maybeaha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ngeonsanddevelope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owebap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initiativ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ot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ond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bol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atrar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demiceart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ny-arcad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cooki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clj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wats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opleofhonoronl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tim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o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challe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trusegoo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2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ablewe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carlisl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grantu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p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e-dro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ebo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herfuckingwebsi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p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tardsboo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ne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-tow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beaz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urebe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ntendoa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fowl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az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ndilyric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lestrat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-bottles-of-b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mpa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foranaly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itstri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ca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co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9901" calcext:value-type="float">
            <text:p>59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9881" calcext:value-type="float">
            <text:p>9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ing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qs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kets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l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node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tdex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ve2d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gam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w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jg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llma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kki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a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madeh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lfr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r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it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pyth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bbb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gre3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lco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up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tio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m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lideru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okuap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bootca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rban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thissi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ni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ywenderl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buz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n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sch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yogam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gn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un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sd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keyba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asut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kjm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byt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hi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p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sand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loadmore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er-c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qui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ercu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analyt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nerdra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canv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andlea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gameamon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s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sc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o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k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am-web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ncy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i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ondlif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nchacad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qui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visualstud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tchhiketheinter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ore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comp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r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esr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to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ur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foru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is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ki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nco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t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guebas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ingj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ers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dav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riarchiv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espetzo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oj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f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csrock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w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tut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ificcollegia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lill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pasc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ashatherobo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xrevision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roop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germou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greenplac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by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swizard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mai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oreg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ocheatsh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h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goste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entbudd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kingcodescho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doj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meexperime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ervle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pi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hvillesoftwarescho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ho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worldhaske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rfirstwebap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ar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her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rsonhigher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m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xmag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dorabo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km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nt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girl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biensangla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grou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ptherightwa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-guid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odi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ran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sh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founta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sy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ma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x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c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onm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thinktan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xforddictionari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dcoo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new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led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-st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-like-a-gi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fail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cour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vie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lusi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ffingtonpo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we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poin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projec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mas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llino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yku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per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fundamental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egonsta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codelesscod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pro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lub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li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insid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p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po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brightacadem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ris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inspir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egenerat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famico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esandnobl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newpo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ironya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javaprogra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melan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toszmilews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andlinef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d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5we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ngrega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-be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lem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k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piterbroadcast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u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rli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fromscra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amcommunit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quilezl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usingscal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altutor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splos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-ta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-ham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foreveryoneorjustm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langua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typ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s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cgui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xeg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hfrea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3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fshar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rand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nerd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dail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lib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-reques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ating-point-gu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a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os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onallardic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trop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logicgam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lsforzombi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mark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c-l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urlover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car2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found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ffistolefromtheintern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mirr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th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work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c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host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dobb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byyoursel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new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rog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los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vide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e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po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tty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qpat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knowmem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s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ntsc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ofbt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sin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styl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vanderwoud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ydayutilita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goodi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stechti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iradafinanc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itonlinecour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-insta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ofa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bosgu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llcr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float" office:value="11480" calcext:value-type="float">
            <text:p>11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9274" calcext:value-type="float">
            <text:p>9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float" office:value="4910" calcext:value-type="float">
            <text:p>49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2261" calcext:value-type="float">
            <text:p>2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wers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n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pad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sci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viewing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o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sibility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i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h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herfucke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g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cod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cke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assi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ckfor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o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z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i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e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61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ubunt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ughtwor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cod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chern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yth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e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troyallsoft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spel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cos2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selminu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ebon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dwe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kscap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s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isti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cra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hatc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ne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kfu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alkeyboard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ckduckg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ge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bs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chpeople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x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l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b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ec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a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anywhe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gosy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ep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tb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fi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kspa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r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t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ola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-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nap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ori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gam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faribooksonl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ughtb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ques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mon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men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10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sd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b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m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howtoprogr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-challen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j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spac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pytho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ph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bb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wa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ktpu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riksh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e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torr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u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doyouco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bau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ysti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h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nsto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c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ac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o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dursg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gameswi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te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h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ocp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programm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bootstr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pagel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bbl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5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nomi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dro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grap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f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-ber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in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menbran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lay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ecurity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cad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m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akblo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bookno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javaonl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t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ckbeardrepubl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corru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f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sharecd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cho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otg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mont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c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kl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vide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sted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sp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f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shi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vep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ob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parkstudi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framewor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pir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kze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equa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fty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shard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po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b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ma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a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zilla-pro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-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s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p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ton-wer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em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dubo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techboo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ol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vi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king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cru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spa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flick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t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roll-loo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celer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ope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ckassa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wa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at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mereadyourtextbookforyo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tap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lsgir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guard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mpstart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bfo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tcam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h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mp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ve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n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m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sh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ll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fidd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bironsupply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oundo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-l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cas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angeredsou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-cl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tolea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-hook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therightw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qltutor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smakerobo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so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eyeb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mo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vers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z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artis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sval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p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j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utstu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coastcolle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ftmai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er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freediction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gwor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rantutor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i-xp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aldr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monk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esi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-exchang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ndupl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ha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p-net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rea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ypasterepo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obsess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forw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ot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he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xrad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assroo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kes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dr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ss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wa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pa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ta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at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debtbom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ll-dice-on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sh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taughtcod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si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sonsw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ltutoria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paulcar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dnesset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ri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expos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sio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is-c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nnesposi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f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unro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h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h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webpag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sna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tor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ionk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ucs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nk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puzzl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dur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spa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informat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rwebs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nit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atograph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ldturk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designgr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x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cheatshe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mar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man-vs-ghos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us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ona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co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ma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worth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null-as-a-serv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ieint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x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knownro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csw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in-dum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v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mesrefin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uw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forthou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-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leng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so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i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fo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anchez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pad-plus-p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bt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keyco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wd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ja-im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p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academ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deskt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asvikl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s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paperaz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pain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w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emitre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too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th-aa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neyacceler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ppet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ewithmarmala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tg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nur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erp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ntom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uiap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nv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smi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huge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startu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doninternatio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x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kech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wise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erci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5doc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hist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cla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i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djan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nchzi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g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ansoftw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an-p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resh-s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dge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ck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in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rafa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onn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off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-instal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onf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waysl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ingw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esomeinc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gmentedpodca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tycr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dri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tocodewi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k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meacodeninj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ma-internatio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ts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ron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castcode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ooksfe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pri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tfl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commun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p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des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shuggi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le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wa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weeksof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olasgallag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m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essivewe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gnforhack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ver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postco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cthomp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pelicanja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sofasolaremp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surviv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np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eremorta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bygre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ho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swhereintheap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tchenso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prei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internetwish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wimber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bsut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rootshackath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but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dojos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ult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orderf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bo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tom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simplestorageserv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symposi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secinstitu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amingin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cmax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-l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vo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c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oflevelde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treview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goema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on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wevery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stylegui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board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work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linuxisbet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w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andcssb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scriptsh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m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utnikpani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-tutoria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byproxim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ct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ersonswhe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f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timores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fo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iron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-electr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n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r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edu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iotinsi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igalw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ckte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analyt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kapl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g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lber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brid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iifl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ytyp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sdomgr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oc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ep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den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pythonimportpodca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mtu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ftw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eof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k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colle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xi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iot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-sp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rksm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tfeartheinter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ga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yousomeer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computerboo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ic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ingh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amlp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v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alindfrankl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n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amet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renips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mightnotneedjqu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blebund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almightygur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pgui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wla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g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add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n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ofgamede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chtronicsindustr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w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ldevelop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co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wi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mz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e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kch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ophermeiklejoh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forbeginn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scie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tcalypsofo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testeracadem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mbojo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E+016" calcext:value-type="float">
            <text:p>30000000000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tak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7spor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shelf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krnew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glo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ersear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cla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amwid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tr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eso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o5h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tor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l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adevelopme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cept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esvall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elic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dfow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uplo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tionisbeautif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kirb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tran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grickab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f-arch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p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bby-tab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dunge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n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ame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iopalladi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temba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butwh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tim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timerende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dz4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dlemana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hoursprogramm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crosswo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t8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rimsh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ffwithstu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hespe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m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tenoug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so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malwareanaly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z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chingkidsprogramm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mu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mar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movied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handy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cticalneuron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amp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er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wv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aede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analy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dhar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yblog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top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f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luebut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ahav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-a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tri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pih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ucationt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lo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k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ipcadem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a-corp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graphyenginee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p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thin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ismet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b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ingwith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i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ginnersc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-fa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stro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timebudd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entwithscr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mathhel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adomen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sha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statesqu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-techn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ternt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barre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e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hph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ttterpst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t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-fund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nalw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pitutor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inga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jcas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the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sdotnet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stedoakstudi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njaca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lu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code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l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smi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0train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v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ngadg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sh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lf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neukir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sp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on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sty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per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pick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kste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erconne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ipatter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kingpointsmem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actionw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a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ss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digitalnomad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provo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er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if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rbrac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wichmeanti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ar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hoec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ibl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chyourselfto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ly-incoher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boo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awesomewebsi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bud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cscommun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asm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te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g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erst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yma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amach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brid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chme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i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mundt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keshdhak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fromscr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gm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h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t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canv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yxne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ol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esolut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netslack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gilellio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enesfor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native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o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hi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designled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m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p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c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dredspirits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nad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lliscoach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doorinter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easingfung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zume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instal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mof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for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unplugg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k-ti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rif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ko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mv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pi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m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samer-threa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erw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jprojec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ber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ingmo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ngcomputervis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writingti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editoron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ergizm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evirt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tr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nderis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found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htcodeg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-t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u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s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my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ze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ccol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med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mmyhil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j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erber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-win-the-inter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t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fidd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gms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bmoo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whitcro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williamp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omla-and-m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ys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yho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esgalax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rcam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fi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tisb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kc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wki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girls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je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tminecra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ningforalie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ything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f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wat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turnaro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wor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rad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c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ed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patter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w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mollo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co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joh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d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d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ro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fuckedismydatab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thenor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ysho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cv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m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sizekettleb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kpythonto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xforf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-ology-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ingparall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rson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odorotechn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-tutor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funn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toolk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bookson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i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tebuil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k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t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queringthecommand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lmek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lsinstal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q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icanthe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-foru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ngrewired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ala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ontopublic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stre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coolsitebloggingti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ha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rocketap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rendrele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scriptjabb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a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ton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stackrad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am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cent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atlant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hopif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websolut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stentialcom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hi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web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tzbas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heh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itscrip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bolho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ectionkil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str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nansiddiq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ckdr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tinsigh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pro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rubb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de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top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eadmedi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ar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dir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c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da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netro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ili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rickpeter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pmen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bolonco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rithm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metapic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inoblackshee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wwil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con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ketch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smil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c-t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futureislikep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o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ngfreed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forc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hewba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speak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idgam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explain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bunn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y68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sfo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sh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ilvandy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gexerci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ekro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ap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te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ws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leschin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macfarla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basejour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a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nit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t2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brand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kad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desmi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p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oproduct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i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gebo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gresqltutor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naudo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e-re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d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si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upweeke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icv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tz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beautifi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gamecreato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x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nyis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y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youdontkn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ythetestinggo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ipt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mblitt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tow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scriptb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gametoo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livesle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vesta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rbrig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lons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e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pant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saleng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bold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ph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learn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ilt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yawar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emosyne-pro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ning-sandbo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r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ter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funnyp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ak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itlogsfromlastn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po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scoopsp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uet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rabbitco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a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kubun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h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kingforpullreques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nchyro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gameg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designerdep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ill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gu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dexiste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hansunivers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pando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gazet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vemanife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hillbox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penci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ystcl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exp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s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-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dugamela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ongy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sef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h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bir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amba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t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world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s-amaz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vol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projec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anschoo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eilly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8bu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hyrichclie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ter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-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osxautom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pyth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on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ho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chyourh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y12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thingsdistribut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yosm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is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ek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im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bleap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edd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inashcra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up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pearsonst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pz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oesofnewer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program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tagrand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ptalksh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fl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me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gam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kde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plac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vil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h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du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rla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criptiong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lde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hellma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ranonte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datastructur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nmil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ling-softw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ultimatepo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re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anstormtayl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tekeyboar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supportlinuxho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ho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sc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tyt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gameclon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kosm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isbu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c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ingo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lwi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cam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hateswri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00newsw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eylessmanife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ilcu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xbas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l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m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kyllr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devb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forprogramm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alearn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h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quisit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rhourworkw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mebookh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echurchd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mk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guecent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almatchbo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k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latemon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ap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andplayho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york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week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f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yslif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eahack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anarch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hea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utop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devrad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deposit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liqu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eskwadra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yinthelifeo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a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taco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oo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bookequ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rian-ber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aboar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rekwya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py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ahacode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nycaf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cheatshe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nis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aboutcircui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karshsen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seberrycrea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tolaun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gmakerw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ofli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arianprogram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buc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marsk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laza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or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z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q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m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-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overlamb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parkg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learn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noi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ri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tori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m-cd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meextens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agaz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aking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rk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kja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3c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lone-sysadm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collegereview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f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c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wme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fastfing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donutshop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bgc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kens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lconph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giant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ingf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h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qu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ingbo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ml-de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upsfortherestof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de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v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awa-shouj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ebreakpodca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x4f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s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useo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webser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fg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niaga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a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w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g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tishak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design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mobile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ouri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kepl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uelgri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elcontrer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u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a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egi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er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mbj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nto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lldrink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al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aitchi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cos2d-iph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gard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rson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ptopm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oram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ation-product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exh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interview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hewjamestayl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ge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ddingbik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ryull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swro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it-exerci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map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ylorhus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ilefo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hhac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hipperel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dem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tu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cyberpatri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m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cratebo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goodmoo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gamerspo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meatbo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ml5g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devblogad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gur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-crook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ci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va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ket-l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b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osopherdevelo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gis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ebo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emy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mon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ruby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 pyth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veofprogram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nch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211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9T23:12:31.087391957</dc:date>
    <dc:creator>Caroline </dc:creator>
    <meta:document-statistic meta:table-count="1" meta:cell-count="637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064cm" svg:height="20.879cm" xlink:href=".." xlink:type="simple" chart:class="chart:bar" chart:style-name="ch1">
        <chart:legend chart:legend-position="end" svg:x="32.801cm" svg:y="9.891cm" style:legend-expansion="high" chart:style-name="ch2"/>
        <chart:plot-area chart:style-name="ch3" table:cell-range-address="Sheet1.A2:Sheet1.C40" chart:data-source-has-labels="column" svg:x="4.036cm" svg:y="1.212cm" svg:width="31.398cm" svg:height="20.044cm">
          <chartooo:coordinate-region svg:x="7.806cm" svg:y="1.212cm" svg:width="27.256cm" svg:height="19.397cm"/>
          <chart:axis chart:dimension="x" chart:name="primary-x" chart:style-name="ch4" chartooo:axis-type="auto">
            <chartooo:date-scale/>
            <chart:categories table:cell-range-address="Sheet1.A2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0" chart:class="chart:bar">
            <chart:data-point chart:repeated="39"/>
          </chart:series>
          <chart:series chart:style-name="ch8" chart:values-cell-range-address="Sheet1.C2:Sheet1.C40" chart:class="chart:bar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ddit</text:p>
                <draw:g>
                  <svg:desc>Sheet1.A2:Sheet1.A40</svg:desc>
                </draw:g>
              </table:table-cell>
              <table:table-cell office:value-type="float" office:value="1678">
                <text:p>1678</text:p>
                <draw:g>
                  <svg:desc>Sheet1.B2:Sheet1.B40</svg:desc>
                </draw:g>
              </table:table-cell>
              <table:table-cell office:value-type="float" office:value="2369">
                <text:p>2369</text:p>
                <draw:g>
                  <svg:desc>Sheet1.C2:Sheet1.C40</svg:desc>
                </draw:g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945">
                <text:p>94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imgur</text:p>
              </table:table-cell>
              <table:table-cell office:value-type="float" office:value="474">
                <text:p>47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411">
                <text:p>41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261">
                <text:p>26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stackoverflow</text:p>
              </table:table-cell>
              <table:table-cell office:value-type="float" office:value="169">
                <text:p>16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xkcd</text:p>
              </table:table-cell>
              <table:table-cell office:value-type="float" office:value="157">
                <text:p>15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134">
                <text:p>13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97">
                <text:p>9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inventwithpython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earnpythonthehardway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53">
                <text:p>5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explainxkcd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tanford</text:p>
              </table:table-cell>
              <table:table-cell office:value-type="float" office:value="48">
                <text:p>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46">
                <text:p>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xkcdref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41">
                <text:p>4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youtu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reilly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logspot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it-scm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ojecteuler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odinghorror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arcadegames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tackexchange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odeabbey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earncodethehardway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ourceforge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tb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8">
                <text:p>28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class-central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heodinproject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witch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codingbat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astebin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ogrammingbydoing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umblr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joelonsoftware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